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d3bb" officeooo:paragraph-rsid="0008d3bb"/>
    </style:style>
    <style:style style:name="P2" style:family="paragraph" style:parent-style-name="Standard">
      <style:text-properties officeooo:rsid="000a39f7" officeooo:paragraph-rsid="000a39f7"/>
    </style:style>
    <style:style style:name="P3" style:family="paragraph" style:parent-style-name="Standard">
      <style:text-properties officeooo:rsid="000d7982" officeooo:paragraph-rsid="000d7982"/>
    </style:style>
    <style:style style:name="P4" style:family="paragraph" style:parent-style-name="Standard">
      <style:text-properties officeooo:rsid="000e3d68" officeooo:paragraph-rsid="000e3d68"/>
    </style:style>
    <style:style style:name="P5" style:family="paragraph" style:parent-style-name="Standard">
      <style:text-properties officeooo:rsid="00100d8e" officeooo:paragraph-rsid="00100d8e"/>
    </style:style>
    <style:style style:name="P6" style:family="paragraph" style:parent-style-name="Standard">
      <style:text-properties officeooo:rsid="00124c29" officeooo:paragraph-rsid="00124c29"/>
    </style:style>
    <style:style style:name="P7" style:family="paragraph" style:parent-style-name="Standard">
      <style:text-properties officeooo:rsid="00126e7e" officeooo:paragraph-rsid="00126e7e"/>
    </style:style>
    <style:style style:name="P8" style:family="paragraph" style:parent-style-name="Standard">
      <style:text-properties officeooo:rsid="00145835" officeooo:paragraph-rsid="00145835"/>
    </style:style>
    <style:style style:name="P9" style:family="paragraph" style:parent-style-name="Standard">
      <style:text-properties officeooo:rsid="0014e769" officeooo:paragraph-rsid="0014e769"/>
    </style:style>
    <style:style style:name="P10" style:family="paragraph" style:parent-style-name="Standard">
      <style:text-properties officeooo:rsid="0015a251" officeooo:paragraph-rsid="0015a251"/>
    </style:style>
    <style:style style:name="P11" style:family="paragraph" style:parent-style-name="Standard">
      <style:text-properties officeooo:rsid="0015b1b4" officeooo:paragraph-rsid="0015b1b4"/>
    </style:style>
    <style:style style:name="P12" style:family="paragraph" style:parent-style-name="Standard">
      <style:text-properties officeooo:rsid="00174746" officeooo:paragraph-rsid="00174746"/>
    </style:style>
    <style:style style:name="P13" style:family="paragraph" style:parent-style-name="Standard">
      <style:text-properties officeooo:rsid="00195c78" officeooo:paragraph-rsid="00195c78"/>
    </style:style>
    <style:style style:name="P14" style:family="paragraph" style:parent-style-name="Standard">
      <style:text-properties officeooo:rsid="001ab37f" officeooo:paragraph-rsid="001ab37f"/>
    </style:style>
    <style:style style:name="P15" style:family="paragraph" style:parent-style-name="Standard">
      <style:text-properties officeooo:rsid="001c02b7" officeooo:paragraph-rsid="001c02b7"/>
    </style:style>
    <style:style style:name="T1" style:family="text">
      <style:text-properties officeooo:rsid="00195c78"/>
    </style:style>
    <style:style style:name="T2" style:family="text">
      <style:text-properties officeooo:rsid="001d00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m</text:span>kdir git</text:p>
      <text:p text:style-name="P3">cd git</text:p>
      <text:p text:style-name="P3">ls -a</text:p>
      <text:p text:style-name="P3">echo “hello git” &gt;&gt;file1</text:p>
      <text:p text:style-name="P3">git status</text:p>
      <text:p text:style-name="P3">git add file1</text:p>
      <text:p text:style-name="P3">git commit -m “commit file1”</text:p>
      <text:p text:style-name="P3">git log -1</text:p>
      <text:p text:style-name="P3">git log –oneline</text:p>
      <text:p text:style-name="P4">git branch</text:p>
      <text:p text:style-name="P4">git branch branch1</text:p>
      <text:p text:style-name="P4">git checkout branch1</text:p>
      <text:p text:style-name="P4">ls</text:p>
      <text:p text:style-name="P4">echo “hello in branch1” &gt;&gt;file2</text:p>
      <text:p text:style-name="P4">git add file2</text:p>
      <text:p text:style-name="P4">git commit -m “commit file2”</text:p>
      <text:p text:style-name="P5">git checkout master</text:p>
      <text:p text:style-name="P5">ls</text:p>
      <text:p text:style-name="P6">git status</text:p>
      <text:p text:style-name="P7">git add file2</text:p>
      <text:p text:style-name="P7">git commit -m “commit file2”</text:p>
      <text:p text:style-name="P7">git checkout master</text:p>
      <text:p text:style-name="P7">ls</text:p>
      <text:p text:style-name="P7">git merge branch1</text:p>
      <text:p text:style-name="P7">ls</text:p>
      <text:p text:style-name="P7">git checkout branch1</text:p>
      <text:p text:style-name="P7">git branch <text:s/>branch2</text:p>
      <text:p text:style-name="P7">git branch</text:p>
      <text:p text:style-name="P7">cat&gt;&gt;file1</text:p>
      <text:p text:style-name="P8">cat file1</text:p>
      <text:p text:style-name="P7">git status</text:p>
      <text:p text:style-name="P8">git commit -m “commit file1”</text:p>
      <text:p text:style-name="P8">git checkout master</text:p>
      <text:p text:style-name="P8">git merge branch1</text:p>
      <text:p text:style-name="P8">cat file1</text:p>
      <text:p text:style-name="P8">git checkout branch1</text:p>
      <text:p text:style-name="P8">echo “ello v2 in branch1” &gt;&gt;file3</text:p>
      <text:p text:style-name="P8">ls</text:p>
      <text:p text:style-name="P8">git status</text:p>
      <text:p text:style-name="P8">git checkout master</text:p>
      <text:p text:style-name="P8">ls</text:p>
      <text:p text:style-name="P8">git checkout branch2</text:p>
      <text:p text:style-name="P8">ls</text:p>
      <text:p text:style-name="P8">git checkout branch1</text:p>
      <text:p text:style-name="P8">git add .</text:p>
      <text:p text:style-name="P8">git commit -m “commit file3”</text:p>
      <text:p text:style-name="P8">git branch</text:p>
      <text:p text:style-name="P8">gti checkout master</text:p>
      <text:p text:style-name="P8">ls</text:p>
      <text:p text:style-name="P9">cat file2</text:p>
      <text:p text:style-name="P9">cat file1</text:p>
      <text:p text:style-name="P9">git status</text:p>
      <text:p text:style-name="P9"><text:soft-page-break/>git branch</text:p>
      <text:p text:style-name="P9">ls</text:p>
      <text:p text:style-name="P9">git checkout branch1</text:p>
      <text:p text:style-name="P9">ls</text:p>
      <text:p text:style-name="P9">git checkout branch2</text:p>
      <text:p text:style-name="P9">ls</text:p>
      <text:p text:style-name="P9">echo “hello in branch2” &gt;&gt;file4</text:p>
      <text:p text:style-name="P9">ls</text:p>
      <text:p text:style-name="P9">git checkout master</text:p>
      <text:p text:style-name="P9">ls</text:p>
      <text:p text:style-name="P9">git checkout branch1</text:p>
      <text:p text:style-name="P9">ls</text:p>
      <text:p text:style-name="P9">git checkout master</text:p>
      <text:p text:style-name="P9">ls</text:p>
      <text:p text:style-name="P9">git status</text:p>
      <text:p text:style-name="P9">git add .</text:p>
      <text:p text:style-name="P9">git commit -m “commit file4”</text:p>
      <text:p text:style-name="P9">git checkout branch1</text:p>
      <text:p text:style-name="P9">ls</text:p>
      <text:p text:style-name="P9">git checkout branch2</text:p>
      <text:p text:style-name="P9">ls</text:p>
      <text:p text:style-name="P10">git merge branch1</text:p>
      <text:p text:style-name="P10">ls</text:p>
      <text:p text:style-name="P10">git checkout branch1</text:p>
      <text:p text:style-name="P10">git merge branch2</text:p>
      <text:p text:style-name="P10">git checkout master</text:p>
      <text:p text:style-name="P10">ls</text:p>
      <text:p text:style-name="P10">git merge branch1</text:p>
      <text:p text:style-name="P10">git status</text:p>
      <text:p text:style-name="P10">git remote add origin “https://www.github.com/shyamkumarv/DevOps”</text:p>
      <text:p text:style-name="P10">git push origin master</text:p>
      <text:p text:style-name="P10">git clone “https://www.github.com/shyamkumarv/Devops”</text:p>
      <text:p text:style-name="P10">ls</text:p>
      <text:p text:style-name="P10">cd DevOps</text:p>
      <text:p text:style-name="P10">cd ..</text:p>
      <text:p text:style-name="P10">rm -rf DevOps</text:p>
      <text:p text:style-name="P10">ls</text:p>
      <text:p text:style-name="P10">git pull origin master</text:p>
      <text:p text:style-name="P10">ls</text:p>
      <text:p text:style-name="P11">cat&gt;&gt;filefromhub</text:p>
      <text:p text:style-name="P11">git status</text:p>
      <text:p text:style-name="P11">git commit -a -m “commit filefromhub”</text:p>
      <text:p text:style-name="P12">git status</text:p>
      <text:p text:style-name="P12">nano filefromhub</text:p>
      <text:p text:style-name="P12">git status</text:p>
      <text:p text:style-name="P12">git add filefromhub</text:p>
      <text:p text:style-name="P12">git commit -m “ commit again filefromhub”</text:p>
      <text:p text:style-name="P12">git push origin master</text:p>
      <text:p text:style-name="P12">ls</text:p>
      <text:p text:style-name="P12">git pull origin master</text:p>
      <text:p text:style-name="P12">git status</text:p>
      <text:p text:style-name="P12">ls</text:p>
      <text:p text:style-name="P12"><text:soft-page-break/>cat filefromhub</text:p>
      <text:p text:style-name="P12">git fetch origin master</text:p>
      <text:p text:style-name="P12">git status</text:p>
      <text:p text:style-name="P12">cat filefromhub</text:p>
      <text:p text:style-name="P12">git pull origin master</text:p>
      <text:p text:style-name="P12">cat filefromhub</text:p>
      <text:p text:style-name="P12">git fetch origin master</text:p>
      <text:p text:style-name="P12">cat filefromhub</text:p>
      <text:p text:style-name="P12">cat&gt;&gt;filefrom<text:span text:style-name="T1">h</text:span>ub</text:p>
      <text:p text:style-name="P12">cat filefromhub</text:p>
      <text:p text:style-name="P12">git status</text:p>
      <text:p text:style-name="P13">git push origin master</text:p>
      <text:p text:style-name="P13">ls</text:p>
      <text:p text:style-name="P13">cat filefromhub</text:p>
      <text:p text:style-name="P13">git fetch origin master</text:p>
      <text:p text:style-name="P13">git log <text:s/>- -oneline</text:p>
      <text:p text:style-name="P13">git log -1</text:p>
      <text:p text:style-name="P13">git status</text:p>
      <text:p text:style-name="P13">git pull origin master</text:p>
      <text:p text:style-name="P13">cat filefromhub</text:p>
      <text:p text:style-name="P13"/>
      <text:p text:style-name="P15">(clone command would dump the remote repo itself to local)</text:p>
      <text:p text:style-name="P15">(pull command would dump the files in the remote repo to your local repo)</text:p>
      <text:p text:style-name="P14">(pull command reflects the data even changes made on github)</text:p>
      <text:p text:style-name="P14">(fetch command doen not reflect the data you made on github but only commited data from local repo)</text:p>
      <text:p text:style-name="P12"/>
      <text:p text:style-name="P11"/>
      <text:p text:style-name="P8"/>
      <text:p text:style-name="P6"/>
      <text:p text:style-name="P5"/>
      <text:p text:style-name="P5"/>
      <text:p text:style-name="P5"/>
      <text:p text:style-name="P4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0:28:34.225751059</meta:creation-date>
    <dc:date>2019-01-19T13:42:07.205530230</dc:date>
    <meta:editing-duration>PT1H28M32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3" meta:paragraph-count="128" meta:word-count="373" meta:character-count="2097" meta:non-whitespace-character-count="1850"/>
  </office:meta>
</office:document-meta>
</file>